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ca5976">1. Supported FEM file formats</text:a></text:p>
          <text:p text:style-name="Contents_20_2"><text:a xlink:type="simple" xlink:href="#orgfa8f497">1.1. NASTRAN Bulk Data Format (BDF)</text:a></text:p>
          <text:p text:style-name="Contents_20_3"><text:a xlink:type="simple" xlink:href="#org9ea9f49">1.1.1. BDF Cards supported</text:a></text:p>
          <text:p text:style-name="Contents_20_4"><text:a xlink:type="simple" xlink:href="#org0c2b371">1.1.1.1. Bulk Data</text:a></text:p>
          <text:p text:style-name="Contents_20_4"><text:a xlink:type="simple" xlink:href="#org6437c6e">1.1.1.2. Header Data</text:a></text:p>
          <text:p text:style-name="Contents_20_2"><text:a xlink:type="simple" xlink:href="#orgdf59d26">1.2. DNV GL Seasam Input Interface File (FEM)</text:a></text:p>
          <text:p text:style-name="Contents_20_3"><text:a xlink:type="simple" xlink:href="#org4b85186">1.2.1. FEM Cards supported</text:a></text:p>
          <text:p text:style-name="Contents_20_3"><text:a xlink:type="simple" xlink:href="#org4340321">1.2.2. Element Types in SESAM</text:a></text:p>
        </text:index-body>
      </text:table-of-content>
      <text:h text:style-name="Heading_20_1" text:outline-level="1" text:is-list-header="false">
<text:bookmark-start text:name="OrgXref.org5ca5976"/>
<text:bookmark text:name="org5ca5976"/>Supported FEM file formats
<text:bookmark-end text:name="OrgXref.org5ca5976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fa8f497"/>
<text:bookmark text:name="orgfa8f497"/>NASTRAN Bulk Data Format (BDF)
<text:bookmark-end text:name="OrgXref.orgfa8f497"/></text:h>
      <text:h text:style-name="Heading_20_3" text:outline-level="3" text:is-list-header="false">
<text:bookmark-start text:name="OrgXref.org9ea9f49"/>
<text:bookmark text:name="org9ea9f49"/>BDF Cards supported
<text:bookmark-end text:name="OrgXref.org9ea9f49"/></text:h>
      <text:h text:style-name="Heading_20_4" text:outline-level="4" text:is-list-header="false">
<text:bookmark-start text:name="OrgXref.org0c2b371"/>
<text:bookmark text:name="org0c2b371"/>Bulk Data
<text:bookmark-end text:name="OrgXref.org0c2b371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ELAS1</text:span></text:p>
              </table:table-cell>
              <table:table-cell table:style-name="OrgTblCellB">
                <text:p text:style-name="OrgTableContentsLeft">Scalar Spring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ELAS</text:span></text:p>
              </table:table-cell>
              <table:table-cell table:style-name="OrgTblCellB">
                <text:p text:style-name="OrgTableContentsLeft">Properties for <text:span text:style-name="OrgCode">CELAS*</text:span>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6437c6e"/>
<text:bookmark text:name="org6437c6e"/>Header Data
<text:bookmark-end text:name="OrgXref.org6437c6e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BEGIN</text:span> <text:span text:style-name="OrgCode">BULK</text:span></text:p>
              </table:table-cell>
              <table:table-cell table:style-name="OrgTblCell">
                <text:p text:style-name="OrgTableContentsLeft">Case Control and Bulk Data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f59d26"/>
<text:bookmark text:name="orgdf59d26"/>DNV GL Seasam Input Interface File (FEM)
<text:bookmark-end text:name="OrgXref.orgdf59d26"/></text:h>
      <text:h text:style-name="Heading_20_3" text:outline-level="3" text:is-list-header="false">
<text:bookmark-start text:name="OrgXref.org4b85186"/>
<text:bookmark text:name="org4b85186"/>FEM Cards supported
<text:bookmark-end text:name="OrgXref.org4b85186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4340321"/>
<text:bookmark text:name="org4340321"/>Element Types in SESAM
<text:bookmark-end text:name="OrgXref.org4340321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d85641a"/>Table <text:sequence text:ref-name="orgd85641a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4-28T17:13:35</dc:date>
    <meta:creation-date>2017-04-28T17:13:35</meta:creation-date>
    <meta:generator>Emacs 25.2.1 (Org mode 9.0.5)</meta:generator>
    <meta:keyword/>
    <dc:subject/>
    <dc:title>C++ IO support for various FEM exchange file formats</dc:title>
  </office:meta>
</office:document-meta>
</file>